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7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">
      <style:text-properties officeooo:paragraph-rsid="001c435e"/>
    </style:style>
    <style:style style:name="P2" style:family="paragraph" style:parent-style-name="Preformatted_20_Text">
      <style:text-properties officeooo:rsid="001aae56" officeooo:paragraph-rsid="001aae56"/>
    </style:style>
    <style:style style:name="P3" style:family="paragraph" style:parent-style-name="Preformatted_20_Text">
      <style:text-properties officeooo:paragraph-rsid="001aae56"/>
    </style:style>
    <style:style style:name="P4" style:family="paragraph" style:parent-style-name="Preformatted_20_Text">
      <style:text-properties officeooo:rsid="001c435e" officeooo:paragraph-rsid="001c435e"/>
    </style:style>
    <style:style style:name="P5" style:family="paragraph" style:parent-style-name="Preformatted_20_Text">
      <style:text-properties fo:font-style="normal" officeooo:rsid="001c435e" officeooo:paragraph-rsid="001c435e" style:font-style-asian="normal" style:font-style-complex="normal"/>
    </style:style>
    <style:style style:name="P6" style:family="paragraph" style:parent-style-name="Preformatted_20_Text">
      <style:text-properties officeooo:paragraph-rsid="001c435e"/>
    </style:style>
    <style:style style:name="P7" style:family="paragraph" style:parent-style-name="Text_20_body">
      <style:text-properties officeooo:rsid="001aae56" officeooo:paragraph-rsid="001aae56"/>
    </style:style>
    <style:style style:name="P8" style:family="paragraph" style:parent-style-name="Text_20_body">
      <style:text-properties officeooo:rsid="001b2d95" officeooo:paragraph-rsid="001b2d95"/>
    </style:style>
    <style:style style:name="P9" style:family="paragraph" style:parent-style-name="Heading">
      <style:text-properties officeooo:rsid="0026a993" officeooo:paragraph-rsid="0026a993"/>
    </style:style>
    <style:style style:name="P10" style:family="paragraph" style:parent-style-name="Heading_20_1">
      <style:text-properties officeooo:rsid="001aae56" officeooo:paragraph-rsid="001aae56"/>
    </style:style>
    <style:style style:name="P11" style:family="paragraph" style:parent-style-name="Heading_20_1">
      <style:text-properties officeooo:rsid="001fe6e1" officeooo:paragraph-rsid="001fe6e1"/>
    </style:style>
    <style:style style:name="P12" style:family="paragraph" style:parent-style-name="Heading_20_1">
      <style:text-properties officeooo:rsid="0023bdb8" officeooo:paragraph-rsid="0023bdb8"/>
    </style:style>
    <style:style style:name="P13" style:family="paragraph" style:parent-style-name="Heading_20_1">
      <style:text-properties officeooo:rsid="002a960e" officeooo:paragraph-rsid="002a960e"/>
    </style:style>
    <style:style style:name="P14" style:family="paragraph" style:parent-style-name="Heading_20_2">
      <style:text-properties officeooo:rsid="001c435e" officeooo:paragraph-rsid="001c435e"/>
    </style:style>
    <style:style style:name="P15" style:family="paragraph" style:parent-style-name="Heading_20_2">
      <style:text-properties officeooo:rsid="00220f56" officeooo:paragraph-rsid="00220f56"/>
    </style:style>
    <style:style style:name="P16" style:family="paragraph" style:parent-style-name="Preformatted_20_Text">
      <style:text-properties fo:font-style="normal" officeooo:paragraph-rsid="001c435e" style:font-style-asian="normal" style:font-style-complex="normal"/>
    </style:style>
    <style:style style:name="P17" style:family="paragraph" style:parent-style-name="Preformatted_20_Text">
      <style:text-properties fo:font-style="normal" officeooo:rsid="001c435e" officeooo:paragraph-rsid="001c435e" style:font-style-asian="normal" style:font-style-complex="normal"/>
    </style:style>
    <style:style style:name="P18" style:family="paragraph" style:parent-style-name="Preformatted_20_Text">
      <style:text-properties fo:font-style="normal" officeooo:rsid="001c435e" officeooo:paragraph-rsid="00208a6c" style:font-style-asian="normal" style:font-style-complex="normal"/>
    </style:style>
    <style:style style:name="P19" style:family="paragraph" style:parent-style-name="Preformatted_20_Text">
      <style:text-properties fo:font-style="italic" style:font-style-asian="italic" style:font-style-complex="italic"/>
    </style:style>
    <style:style style:name="P20" style:family="paragraph" style:parent-style-name="Preformatted_20_Text">
      <style:paragraph-properties fo:text-align="end" style:justify-single-word="false"/>
    </style:style>
    <style:style style:name="P21" style:family="paragraph" style:parent-style-name="Preformatted_20_Text">
      <style:text-properties officeooo:rsid="001c435e" officeooo:paragraph-rsid="00208a6c"/>
    </style:style>
    <style:style style:name="P22" style:family="paragraph" style:parent-style-name="Preformatted_20_Text">
      <style:text-properties officeooo:paragraph-rsid="00208a6c"/>
    </style:style>
    <style:style style:name="P23" style:family="paragraph" style:parent-style-name="Standard">
      <style:text-properties officeooo:rsid="00220f56" officeooo:paragraph-rsid="00220f56"/>
    </style:style>
    <style:style style:name="P24" style:family="paragraph" style:parent-style-name="Standard">
      <style:text-properties officeooo:paragraph-rsid="0024e363"/>
    </style:style>
    <style:style style:name="P25" style:family="paragraph" style:parent-style-name="Table_20_Contents">
      <style:text-properties officeooo:rsid="0023bdb8" officeooo:paragraph-rsid="0023bdb8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3bdb8" officeooo:paragraph-rsid="0023bdb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officeooo:rsid="00262def" officeooo:paragraph-rsid="00262def"/>
    </style:style>
    <style:style style:name="P29" style:family="paragraph" style:parent-style-name="Text_20_body" style:list-style-name="L1">
      <style:text-properties officeooo:rsid="001b2d95" officeooo:paragraph-rsid="001b2d95"/>
    </style:style>
    <style:style style:name="P30" style:family="paragraph" style:parent-style-name="Text_20_body">
      <style:text-properties officeooo:paragraph-rsid="001aae56"/>
    </style:style>
    <style:style style:name="P31" style:family="paragraph" style:parent-style-name="Text_20_body">
      <style:text-properties officeooo:paragraph-rsid="001fe6e1"/>
    </style:style>
    <style:style style:name="P32" style:family="paragraph" style:parent-style-name="Text_20_body">
      <style:text-properties officeooo:rsid="00220f56" officeooo:paragraph-rsid="00220f56"/>
    </style:style>
    <style:style style:name="P33" style:family="paragraph" style:parent-style-name="Text_20_body">
      <style:text-properties officeooo:rsid="0023bdb8" officeooo:paragraph-rsid="0023bdb8"/>
    </style:style>
    <style:style style:name="P34" style:family="paragraph" style:parent-style-name="Text_20_body">
      <style:text-properties officeooo:rsid="0026a993" officeooo:paragraph-rsid="0026a993"/>
    </style:style>
    <style:style style:name="P35" style:family="paragraph" style:parent-style-name="Text_20_body">
      <style:text-properties officeooo:rsid="0027916e" officeooo:paragraph-rsid="0027916e"/>
    </style:style>
    <style:style style:name="P36" style:family="paragraph" style:parent-style-name="Text_20_body">
      <style:text-properties officeooo:rsid="00295fd7" officeooo:paragraph-rsid="00295fd7"/>
    </style:style>
    <style:style style:name="P37" style:family="paragraph" style:parent-style-name="Text_20_body">
      <style:text-properties officeooo:paragraph-rsid="002a960e"/>
    </style:style>
    <style:style style:name="T1" style:family="text">
      <style:text-properties officeooo:rsid="001aae5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ae56" style:font-style-asian="italic" style:font-style-complex="italic"/>
    </style:style>
    <style:style style:name="T4" style:family="text">
      <style:text-properties fo:font-style="italic" officeooo:rsid="001c435e" style:font-style-asian="italic" style:font-style-complex="italic"/>
    </style:style>
    <style:style style:name="T5" style:family="text">
      <style:text-properties fo:font-style="italic" officeooo:rsid="0023bdb8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ae56" style:font-style-asian="normal" style:font-style-complex="normal"/>
    </style:style>
    <style:style style:name="T8" style:family="text">
      <style:text-properties fo:font-style="normal" officeooo:rsid="001b2d95" style:font-style-asian="normal" style:font-style-complex="normal"/>
    </style:style>
    <style:style style:name="T9" style:family="text">
      <style:text-properties fo:font-style="normal" officeooo:rsid="001c435e" style:font-style-asian="normal" style:font-style-complex="normal"/>
    </style:style>
    <style:style style:name="T10" style:family="text">
      <style:text-properties fo:font-style="normal" officeooo:rsid="0023bdb8" style:font-style-asian="normal" style:font-style-complex="normal"/>
    </style:style>
    <style:style style:name="T11" style:family="text">
      <style:text-properties fo:font-style="normal" officeooo:rsid="0024e363" style:font-style-asian="normal" style:font-style-complex="normal"/>
    </style:style>
    <style:style style:name="T12" style:family="text">
      <style:text-properties fo:font-style="normal" officeooo:rsid="0026a993" style:font-style-asian="normal" style:font-style-complex="normal"/>
    </style:style>
    <style:style style:name="T1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iberation Mono" fo:font-size="10pt" officeooo:rsid="001c435e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08a6c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7916e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fo:font-style="normal" officeooo:rsid="001c435e" style:font-name-asian="Noto Sans Mono CJK SC" style:font-size-asian="10pt" style:font-style-asian="normal" style:font-name-complex="Liberation Mono" style:font-size-complex="10pt" style:font-style-complex="normal"/>
    </style:style>
    <style:style style:name="T18" style:family="text">
      <style:text-properties officeooo:rsid="001c435e"/>
    </style:style>
    <style:style style:name="T19" style:family="text">
      <style:text-properties officeooo:rsid="001c8467"/>
    </style:style>
    <style:style style:name="T20" style:family="text">
      <style:text-properties officeooo:rsid="001c9a62"/>
    </style:style>
    <style:style style:name="T21" style:family="text">
      <style:text-properties officeooo:rsid="001e215a"/>
    </style:style>
    <style:style style:name="T22" style:family="text">
      <style:text-properties officeooo:rsid="001fe6e1"/>
    </style:style>
    <style:style style:name="T23" style:family="text">
      <style:text-properties fo:font-weight="bold" officeooo:rsid="001fe6e1" style:font-weight-asian="bold" style:font-weight-complex="bold"/>
    </style:style>
    <style:style style:name="T24" style:family="text">
      <style:text-properties officeooo:rsid="00208a6c"/>
    </style:style>
    <style:style style:name="T25" style:family="text">
      <style:text-properties fo:color="#000000" style:font-name="Ubuntu Mono" fo:font-size="10.5pt" fo:font-style="normal" fo:font-weight="normal" style:font-size-asian="10.5pt" style:font-style-asian="normal" style:font-weight-asian="normal"/>
    </style:style>
    <style:style style:name="T26" style:family="text">
      <style:text-properties officeooo:rsid="0023bdb8"/>
    </style:style>
    <style:style style:name="T27" style:family="text">
      <style:text-properties officeooo:rsid="00262def"/>
    </style:style>
    <style:style style:name="T28" style:family="text">
      <style:text-properties officeooo:rsid="00267847"/>
    </style:style>
    <style:style style:name="T29" style:family="text">
      <style:text-properties officeooo:rsid="0027461a"/>
    </style:style>
    <style:style style:name="T30" style:family="text">
      <style:text-properties officeooo:rsid="002847f5"/>
    </style:style>
    <style:style style:name="T31" style:family="text">
      <style:text-properties officeooo:rsid="002a960e"/>
    </style:style>
    <style:style style:name="T32" style:family="text">
      <style:text-properties officeooo:rsid="002b7e66"/>
    </style:style>
    <style:style style:name="T33" style:family="text">
      <style:text-properties officeooo:rsid="002bb3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<text:span text:style-name="T19">S</text:span> <text:span text:style-name="T1">Protocol</text:span></text:p>
      <text:p text:style-name="P30"><text:span text:style-name="T1">The SA</text:span><text:span text:style-name="T19">S</text:span><text:span text:style-name="T1"> (Subject - </text:span><text:span text:style-name="T19">A</text:span><text:span text:style-name="T1">ction <text:s/></text:span><text:span text:style-name="T19">Service</text:span><text:span text:style-name="T1">) protocol allows for running command line applications remotely. </text:span><text:span text:style-name="T20">It allows for multiple users to register and they may have multiple sessions with their own I/O. </text:span><text:span text:style-name="T1"><text:s text:c="2"/></text:span><text:span text:style-name="T20">All exchanges</text:span><text:span text:style-name="T1"> </text:span><text:span text:style-name="T20">are</text:span><text:span text:style-name="T1"> secure. </text:span><text:span text:style-name="T20">You must implement the commands to run, as <text:s/>this is just a framework and servlet that allows that. </text:span></text:p>
      <text:h text:style-name="P10" text:outline-level="1">Prerequisites</text:h>
      <text:p text:style-name="P7"><text:span text:style-name="T21">The client registers (out of band, at this point so an administrator can vet them) and </text:span>client sends the server a public key. <text:span text:style-name="T21">The client</text:span> will use the private key to encrypt all exchanges. <text:span text:style-name="T21">In the initial exchange, a symmetric key </text:span><text:span text:style-name="T22">(henceforth called the </text:span><text:span text:style-name="T23">session key) </text:span><text:span text:style-name="T21">is created and exchanged and all subsequent communications occur with that. This is a minor variation on PGP.</text:span></text:p>
      <text:p text:style-name="P7">The basic protocol is POST only and the body of the post is a based64 string which consists of a JSON Object (details on format below) that has been converted to a string then encrypted. The body of the post is never in plain text, though the content type is text.</text:p>
      <text:p text:style-name="P8">Information is sent as headers. The initial logon requires sending Authorization Basic and after that, the session id must be included as <text:span text:style-name="T13">session-id</text:span></text:p>
      <text:h text:style-name="Heading_20_2" text:outline-level="2">Request format</text:h>
      <text:p text:style-name="P7">A request is of the form</text:p>
      <text:p text:style-name="P20">{"sa<text:span text:style-name="T19">s</text:span>": </text:p>
      <text:p text:style-name="Preformatted_20_Text"><text:s text:c="3"/>{"action" : <text:span text:style-name="T2">action,</text:span></text:p>
      <text:p text:style-name="P3"><text:span text:style-name="T2"><text:s text:c="4"/>"</text:span><text:span text:style-name="T7">content</text:span><text:span text:style-name="T3">" :</text:span><text:span text:style-name="T7"> </text:span><text:span text:style-name="T8">base64 </text:span><text:span text:style-name="T7">string</text:span><text:span text:style-name="T6"> </text:span></text:p>
      <text:p text:style-name="Preformatted_20_Text"><text:s/>},</text:p>
      <text:p text:style-name="Preformatted_20_Text"><text:span text:style-name="T2">"</text:span><text:span text:style-name="T6">comment</text:span><text:span text:style-name="T2">": string</text:span></text:p>
      <text:p text:style-name="Preformatted_20_Text">}</text:p>
      <text:p text:style-name="Text_20_body"/>
      <text:p text:style-name="Heading">Actions:</text:p>
      <text:list xml:id="list2334063243" text:style-name="L1">
        <text:list-item>
          <text:p text:style-name="P29">logon - initial logon</text:p>
        </text:list-item>
        <text:list-item>
          <text:p text:style-name="P29">execute - take the content, execute it</text:p>
        </text:list-item>
        <text:list-item>
          <text:p text:style-name="P29">logoff - end the session.</text:p>
        </text:list-item>
      </text:list>
      <text:p text:style-name="P8">The entire request is encrypted with the client’s private key. </text:p>
      <text:h text:style-name="Heading_20_1" text:outline-level="1"><text:soft-page-break/>Initial <text:span text:style-name="T1">logon</text:span></text:h>
      <text:p text:style-name="Heading">Request</text:p>
      <text:p text:style-name="P2"/>
      <text:p text:style-name="P2">{"sa<text:span text:style-name="T19">s</text:span>":{"action":"logon"}}</text:p>
      <text:p text:style-name="Heading">Headers</text:p>
      <text:p text:style-name="P7">Basic authorization header. There is no password.</text:p>
      <text:p text:style-name="Heading">Response</text:p>
      <text:p text:style-name="P6">{</text:p>
      <text:p text:style-name="P6"><text:s/>"status":<text:span text:style-name="T4">int</text:span>, </text:p>
      <text:p text:style-name="P6"><text:s/>"session_id":<text:span text:style-name="T2">uuid</text:span></text:p>
      <text:p text:style-name="P16">}</text:p>
      <text:p text:style-name="P19"/>
      <text:p text:style-name="P8">The returned session_id must be sent with each future request in the header name <text:span text:style-name="T13">session-id</text:span>.</text:p>
      <text:h text:style-name="P14" text:outline-level="2">Execute</text:h>
      <text:p text:style-name="Heading">Request</text:p>
      <text:p text:style-name="P4">{"sa<text:span text:style-name="T19">s</text:span>":</text:p>
      <text:p text:style-name="P4"><text:s text:c="2"/>{"action":"execute",</text:p>
      <text:p text:style-name="P4"><text:s text:c="4"/>"content": <text:span text:style-name="T2">base64string</text:span></text:p>
      <text:p text:style-name="P4"><text:span text:style-name="T2"><text:s text:c="2"/></text:span><text:span text:style-name="T6">}</text:span></text:p>
      <text:p text:style-name="P5">}</text:p>
      <text:p text:style-name="Heading">Header</text:p>
      <text:p text:style-name="Preformatted_20_Text">session-id</text:p>
      <text:p text:style-name="Heading">Response</text:p>
      <text:p text:style-name="P4">{ "status": <text:span text:style-name="T2">int,</text:span></text:p>
      <text:p text:style-name="P4"><text:span text:style-name="T2"><text:s text:c="2"/>"</text:span><text:span text:style-name="T6">content</text:span><text:span text:style-name="T2">": base64string,</text:span></text:p>
      <text:p text:style-name="P4"><text:span text:style-name="T2"><text:s text:c="2"/>"</text:span><text:span text:style-name="T6">prompt</text:span><text:span text:style-name="T2">": base64string</text:span></text:p>
      <text:p text:style-name="P5">}</text:p>
      <text:p text:style-name="P5"/>
      <text:h text:style-name="Heading_20_1" text:outline-level="1">Logoff</text:h>
      <text:p text:style-name="P1">Request</text:p>
      <text:p text:style-name="P4">{"sa<text:span text:style-name="T19">s</text:span>":</text:p>
      <text:p text:style-name="P6"><text:span text:style-name="T18"><text:s text:c="2"/>{"action":"</text:span><text:span text:style-name="T14">logoff</text:span><text:span text:style-name="T18">"</text:span><text:span text:style-name="T9">}</text:span></text:p>
      <text:p text:style-name="P5">}</text:p>
      <text:p text:style-name="P1">Header</text:p>
      <text:p text:style-name="Preformatted_20_Text">session-id</text:p>
      <text:p text:style-name="P1"><text:soft-page-break/>Response</text:p>
      <text:p text:style-name="P4">{ "status": <text:span text:style-name="T2">int,</text:span></text:p>
      <text:p text:style-name="P6"><text:span text:style-name="T4"><text:s text:c="2"/>"</text:span><text:span text:style-name="T17">message</text:span><text:span text:style-name="T4">": base64string</text:span></text:p>
      <text:p text:style-name="P5">}</text:p>
      <text:p text:style-name="P5"/>
      <text:h text:style-name="P11" text:outline-level="1">New Key</text:h>
      <text:p text:style-name="P31"><text:span text:style-name="T22">This is a request from the client for a new session key. Clients should request a new one ever so often if they want to ensure very high levels of security. The old key is invalidated and all encryption occurs with the new se</text:span><text:span text:style-name="T24">ss</text:span><text:span text:style-name="T22">ion key.</text:span></text:p>
      <text:p text:style-name="Heading">Request</text:p>
      <text:p text:style-name="P21">{"sa<text:span text:style-name="T19">s</text:span>":</text:p>
      <text:p text:style-name="P22"><text:span text:style-name="T18"><text:s text:c="2"/>{"action":"</text:span><text:span text:style-name="T15">new_key</text:span><text:span text:style-name="T18">"</text:span><text:span text:style-name="T9">}</text:span></text:p>
      <text:p text:style-name="P18">}</text:p>
      <text:p text:style-name="Heading">Header</text:p>
      <text:p text:style-name="P22">session-id</text:p>
      <text:p text:style-name="Heading">Response</text:p>
      <text:h text:style-name="Heading_20_1" text:outline-level="1">Configuring a server</text:h>
      <text:h text:style-name="Heading_20_2" text:outline-level="2">The Server configuration</text:h>
      <text:p text:style-name="P35">The basic server configuration is much like any configuration in the <text:a xlink:type="simple" xlink:href="https://ncsa.githib.io/security-lib" text:style-name="Internet_20_link" text:visited-style-name="Visited_20_Internet_20_Link">NCSA security library</text:a>.</text:p>
      <text:p text:style-name="Preformatted_20_Text">&lt;config&gt;</text:p>
      <text:p text:style-name="Preformatted_20_Text"><text:s text:c="2"/>&lt;sas name="default" alias="debug"/&gt;</text:p>
      <text:p text:style-name="Preformatted_20_Text"><text:s text:c="2"/>&lt;sas name="debug"</text:p>
      <text:p text:style-name="Preformatted_20_Text"><text:s text:c="7"/>enabled="true"&gt;</text:p>
      <text:p text:style-name="Preformatted_20_Text"><text:s text:c="2"/>&lt;fileStore path="/home/ncsa/apps/<text:span text:style-name="T16">sas</text:span>/storage"&gt;</text:p>
      <text:p text:style-name="Preformatted_20_Text"><text:s text:c="5"/>&lt;clients/&gt;</text:p>
      <text:p text:style-name="Preformatted_20_Text"><text:s text:c="2"/>&lt;/fileStore&gt;</text:p>
      <text:p text:style-name="Preformatted_20_Text"><text:s text:c="2"/>&lt;/sas&gt;</text:p>
      <text:p text:style-name="Preformatted_20_Text">&lt;/config&gt;</text:p>
      <text:p text:style-name="Text_20_body"/>
      <text:p text:style-name="P35">This has outer tag for client and each configuration has a tag of sas. The name is passed in so that there can be many configurations. <text:s/>The main section is the storage. This should point the location where client configuration can be stored.</text:p>
      <text:h text:style-name="P15" text:outline-level="2">Adding a client.</text:h>
      <text:p text:style-name="P32">First step is that the client must have configured itself and have a public key. <text:s/><text:span text:style-name="T30">Once you are in the SAS CLI, you simply issue the create command and <text:s/>follow the prompts. You can enter the key information in a variety of formats.</text:span></text:p>
      <text:p text:style-name="P36"><text:soft-page-break/>Once configured, the client is ready for use.</text:p>
      <text:h text:style-name="P12" text:outline-level="1">Running the CLI</text:h>
      <text:p text:style-name="P33">The SAS CLI is a simple command line tool that can be extended to do work with any SAS extensions you care to write. Flags</text:p>
      <table:table table:name="Table1" table:style-name="Table1">
        <table:table-column table:style-name="Table1.A"/>
        <table:table-column table:style-name="Table1.B"/>
        <table:table-row table:style-name="TableLine94607360260960">
          <table:table-cell table:style-name="Table1.A1" office:value-type="string">
            <text:p text:style-name="P26">flag</text:p>
          </table:table-cell>
          <table:table-cell table:style-name="Table1.A1" office:value-type="string">
            <text:p text:style-name="P26">Description</text:p>
          </table:table-cell>
        </table:table-row>
        <table:table-row table:style-name="TableLine94607360260960">
          <table:table-cell table:style-name="Table1.A1" office:value-type="string">
            <text:p text:style-name="P27">-<text:span text:style-name="T26">cfg</text:span></text:p>
          </table:table-cell>
          <table:table-cell table:style-name="Table1.A1" office:value-type="string">
            <text:p text:style-name="P25">Path to the configuration file</text:p>
          </table:table-cell>
        </table:table-row>
        <table:table-row table:style-name="TableLine94607360260960">
          <table:table-cell table:style-name="Table1.A1" office:value-type="string">
            <text:p text:style-name="P27">-<text:span text:style-name="T26">edit [filename]</text:span></text:p>
          </table:table-cell>
          <table:table-cell table:style-name="Table1.A1" office:value-type="string">
            <text:p text:style-name="P25">Whether to edit the given file. If no file is given you will be prompted for one.</text:p>
          </table:table-cell>
        </table:table-row>
        <table:table-row table:style-name="TableLine94607360260960">
          <table:table-cell table:style-name="Table1.A1" office:value-type="string">
            <text:p text:style-name="P27">--<text:span text:style-name="T26">help</text:span></text:p>
          </table:table-cell>
          <table:table-cell table:style-name="Table1.A1" office:value-type="string">
            <text:p text:style-name="P25">Show general help for the CLI</text:p>
          </table:table-cell>
        </table:table-row>
        <table:table-row table:style-name="TableLine94607360260960">
          <table:table-cell table:style-name="Table1.A1" office:value-type="string">
            <text:p text:style-name="P27">-<text:span text:style-name="T26">v</text:span></text:p>
          </table:table-cell>
          <table:table-cell table:style-name="Table1.A1" office:value-type="string">
            <text:p text:style-name="P25">Increase verbosity.</text:p>
          </table:table-cell>
        </table:table-row>
        <table:table-row table:style-name="TableLine94607360260960">
          <table:table-cell table:style-name="Table1.A1" office:value-type="string">
            <text:p text:style-name="P27">-<text:span text:style-name="T27">print_key</text:span></text:p>
          </table:table-cell>
          <table:table-cell table:style-name="Table1.A1" office:value-type="string">
            <text:p text:style-name="P28">Print the public key then exit. Options are jwk (for JSON web key format) or pkcs for PKCS 5 format. Either of these can be used to register the client. <text:span text:style-name="T28">Note that this requires the -cfg parameter to so it knows where to get the key.</text:span></text:p>
          </table:table-cell>
        </table:table-row>
      </table:table>
      <text:p text:style-name="P33"><text:s/></text:p>
      <text:h text:style-name="Heading_20_2" text:outline-level="2">Client configuration</text:h>
      <text:p text:style-name="P32">Fortunately, the basic command line client has a feature to create a configuration. <text:span text:style-name="T26">The client startup options for configuration are</text:span></text:p>
      <text:p text:style-name="Preformatted_20_Text">-<text:span text:style-name="T26">edit [filename]</text:span></text:p>
      <text:p text:style-name="P33"/>
      <text:p text:style-name="P33">If the file exists, it will allow you to set each of the properties in turn. Follow the instructions on the screen, but the basic functionality is that </text:p>
      <text:p text:style-name="Preformatted_20_Text"><text:span text:style-name="T2">property</text:span> “<text:span text:style-name="T2">old value</text:span>”:&gt;</text:p>
      <text:p text:style-name="Preformatted_20_Text"/>
      <text:p text:style-name="P24">which means that <text:span text:style-name="T26">whatever the </text:span><text:span text:style-name="T5">property </text:span><text:span text:style-name="T10">is has the current </text:span><text:span text:style-name="T5">”old value”. </text:span><text:span text:style-name="T10">If you hit return only, then nothing is changed, otherwise, type in the new value.</text:span></text:p>
      <text:p text:style-name="P24"><text:span text:style-name="T10">Y</text:span><text:span text:style-name="T11">ou will also be prompted to create keys. </text:span><text:span text:style-name="T12">There are options for JSON webkey or PKCS format. JWK is the more modern and is (as of this writing) supplanting the older PKCS formats, but both are still fine.</text:span></text:p>
      <text:p text:style-name="P24"><text:span text:style-name="T12"/></text:p>
      <text:h text:style-name="Heading_20_3" text:outline-level="3"><text:span text:style-name="T12">I</text:span><text:span text:style-name="T6">nvocation examples</text:span></text:h>
      <text:p text:style-name="P9">Basic sta<text:span text:style-name="T29">r</text:span>tup</text:p>
      <text:p text:style-name="Preformatted_20_Text">sas -cfg fileName</text:p>
      <text:p text:style-name="Preformatted_20_Text"/>
      <text:p text:style-name="P34">Start up the client with the given fileName. Note the fileName must be the complete path</text:p>
      <text:p text:style-name="P9">Create a new configuration</text:p>
      <text:p text:style-name="Preformatted_20_Text">sas -edit </text:p>
      <text:p text:style-name="Preformatted_20_Text"/>
      <text:p text:style-name="Heading"><text:soft-page-break/>Edit an existing configuration</text:p>
      <text:p text:style-name="Preformatted_20_Text">sas -edit fileName</text:p>
      <text:p text:style-name="Heading">Get help</text:p>
      <text:p text:style-name="Preformatted_20_Text">sas --help</text:p>
      <text:p text:style-name="Heading">Print the public key</text:p>
      <text:p text:style-name="Preformatted_20_Text">sas -print_key jwk -cfg fileName</text:p>
      <text:p text:style-name="P34"/>
      <text:h text:style-name="P13" text:outline-level="1">Extending SAS</text:h>
      <text:p text:style-name="P37"><text:span text:style-name="T31">So the entire aim of SAS is to be able to remotely run some piece of code. </text:span><text:span text:style-name="T32">You need to implement the </text:span><text:a xlink:type="simple" xlink:href="https://ncsa.github.io/security-lib/apidocs/edu/uiuc/ncsa/sas/Executable.html" text:style-name="Internet_20_link" text:visited-style-name="Visited_20_Internet_20_Link"><text:span text:style-name="T32">Executable</text:span></text:a><text:span text:style-name="T32"> interface, then extend the </text:span><text:a xlink:type="simple" xlink:href="https://ncsa.github.io/security-lib/apidocs/edu/uiuc/ncsa/sas/SASServlet.html" text:style-name="Internet_20_link" text:visited-style-name="Visited_20_Internet_20_Link"><text:span text:style-name="T32">SASServlet </text:span></text:a><text:span text:style-name="T32">and override the </text:span><text:a xlink:type="simple" xlink:href="https://ncsa.github.io/security-lib/apidocs/edu/uiuc/ncsa/sas/SASServlet.html#createExecutable()" text:style-name="Internet_20_link" text:visited-style-name="Visited_20_Internet_20_Link"><text:span text:style-name="T32">createExecutable</text:span></text:a><text:span text:style-name="T32"> method to return your Executable. The system ships with a really silly </text:span><text:span text:style-name="T33">EchoExecutable that just echos what the user types in, but does do all of the correct logon and logoff actions, so it is a good test to see if you can register a client and use one before you get down to writing your own.</text:span></text:p>
      <text:p text:style-name="Standard"><text:span text:style-name="T10"/></text:p>
      <text:p text:style-name="Preformatted_20_Text"/>
      <text:p text:style-name="P23"><text:span text:style-name="T25"/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3:00:05.688676127</meta:creation-date>
    <dc:date>2023-04-27T12:10:59.986016877</dc:date>
    <meta:editing-duration>PT1H28M5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5" meta:paragraph-count="116" meta:word-count="867" meta:character-count="5131" meta:non-whitespace-character-count="4319"/>
  </office:meta>
</office:document-meta>
</file>